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rPredicate.evaluate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formerPredicate.TransformerPredicate(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ransformerPredicate.getInstance( Transformer transfor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formerPredicate.ge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